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10dc" officeooo:paragraph-rsid="000dd3e2"/>
    </style:style>
    <style:style style:name="P2" style:family="paragraph" style:parent-style-name="Standard">
      <style:paragraph-properties fo:text-align="center" style:justify-single-word="false"/>
      <style:text-properties officeooo:rsid="001310dc" officeooo:paragraph-rsid="000dd3e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10dc" officeooo:paragraph-rsid="000dd3e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50585" officeooo:paragraph-rsid="000dd3e2"/>
    </style:style>
    <style:style style:name="P5" style:family="paragraph" style:parent-style-name="Standard">
      <style:paragraph-properties fo:text-align="justify" style:justify-single-word="false"/>
      <style:text-properties officeooo:rsid="0015e608" officeooo:paragraph-rsid="000dd3e2"/>
    </style:style>
    <style:style style:name="P6" style:family="paragraph" style:parent-style-name="Standard">
      <style:paragraph-properties fo:text-align="justify" style:justify-single-word="false"/>
      <style:text-properties officeooo:rsid="0017d767" officeooo:paragraph-rsid="000dd3e2"/>
    </style:style>
    <style:style style:name="P7" style:family="paragraph" style:parent-style-name="Standard">
      <style:paragraph-properties fo:text-align="justify" style:justify-single-word="false"/>
      <style:text-properties officeooo:rsid="0016bcf6" officeooo:paragraph-rsid="000dd3e2"/>
    </style:style>
    <style:style style:name="P8" style:family="paragraph" style:parent-style-name="Standard">
      <style:paragraph-properties fo:text-align="justify" style:justify-single-word="false"/>
      <style:text-properties officeooo:rsid="001310dc" officeooo:paragraph-rsid="000dd3e2" fo:background-color="#ffff00"/>
    </style:style>
    <style:style style:name="P9" style:family="paragraph" style:parent-style-name="Standard">
      <style:paragraph-properties fo:text-align="justify" style:justify-single-word="false"/>
      <style:text-properties officeooo:rsid="001310dc" officeooo:paragraph-rsid="000dd3e2" fo:background-color="#00cc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bold" style:font-weight-asian="bold" style:font-weight-complex="bold"/>
    </style:style>
    <style:style style:name="T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RVALOW CLUB</text:p>
      <text:p text:style-name="P2"/>
      <text:p text:style-name="P1"><text:span text:style-name="T1">Objectif</text:span> :</text:p>
      <text:p text:style-name="P1">Un site vitrine présentant toutes les activités de l'association et mettant en avant le festival the Narvalow City Show.</text:p>
      <text:p text:style-name="P1"/>
      <text:p text:style-name="P1"><text:span text:style-name="T1">Dates clés</text:span> :</text:p>
      <text:p text:style-name="P1"><text:span text:style-name="T2">1</text:span><text:span text:style-name="T4">er</text:span><text:span text:style-name="T2"> mai</text:span> : lancement de la communication autour du festival</text:p>
      <text:p text:style-name="P1"><text:span text:style-name="T2">4 juin</text:span> : conférence de presse NCS</text:p>
      <text:p text:style-name="P4"><text:span text:style-name="T2">1-5 juin</text:span> : spots pub radio le mouv' <text:s/>+ 2 speak anim (dis en direct par les animateurs)(national)</text:p>
      <text:p text:style-name="P4">concours le Mouv (places et casquettes)</text:p>
      <text:p text:style-name="P5">page dédié sur le site le Mouv'</text:p>
      <text:p text:style-name="P4"><text:span text:style-name="T2">fin juin</text:span> : 2 spots pub le Mouv' + 2 speak anim (dis en direct par les animateurs) (réseau île de france)</text:p>
      <text:p text:style-name="P1"><text:span text:style-name="T2">4 juillet</text:span> : jour du marathon</text:p>
      <text:p text:style-name="P1"/>
      <text:p text:style-name="P6"><text:span text:style-name="T1">Première dead line</text:span> :</text:p>
      <text:p text:style-name="P6">le 4 mai</text:p>
      <text:p text:style-name="P1"/>
      <text:p text:style-name="P7"><text:span text:style-name="T1">Dead line pour nous</text:span> : </text:p>
      <text:p text:style-name="P7">1<text:span text:style-name="T3">er</text:span> juin : page principale + page NCS</text:p>
      <text:p text:style-name="P1"/>
      <text:p text:style-name="P1"><text:span text:style-name="T1">Contenus du site</text:span> :</text:p>
      <text:p text:style-name="P1">- textes</text:p>
      <text:p text:style-name="P1">- photos</text:p>
      <text:p text:style-name="P1">- vidéos</text:p>
      <text:p text:style-name="P1">- lien vers la boutique</text:p>
      <text:p text:style-name="P1">- lien vers digitick pour la vente de billets</text:p>
      <text:p text:style-name="P1"/>
      <text:p text:style-name="P1"><text:span text:style-name="T1">Architecture du site</text:span> :</text:p>
      <text:p text:style-name="P8">Rubriques</text:p>
      <text:p text:style-name="P9">Sous-rubriques</text:p>
      <text:p text:style-name="P9"/>
      <text:p text:style-name="P9"/>
      <text:p text:style-name="P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19:07:33.787758275</meta:creation-date>
    <dc:date>2015-04-24T19:10:05.010982908</dc:date>
    <meta:editing-duration>P0D</meta:editing-duration>
    <meta:editing-cycles>1</meta:editing-cycles>
    <meta:document-statistic meta:table-count="0" meta:image-count="0" meta:object-count="0" meta:page-count="1" meta:paragraph-count="24" meta:word-count="152" meta:character-count="786" meta:non-whitespace-character-count="656"/>
    <meta:generator>LibreOffice/4.2.7.2$Linux_X86_64 LibreOffice_project/420m0$Build-2</meta:generator>
  </office:meta>
</office:document-meta>
</file>